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Grande" svg:font-family="'Lucida Grande', 'Trebuchet MS', Verdana,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fo:font-variant="normal" fo:text-transform="none" fo:color="#000000" style:font-name="Times New Roman" fo:letter-spacing="normal" fo:font-style="normal" fo:font-weight="normal"/>
    </style:style>
    <style:style style:name="T2" style:family="text">
      <style:text-properties fo:font-variant="normal" fo:text-transform="none" fo:color="#0b0080" style:text-line-through-style="none" style:font-name="Times New Roman" fo:letter-spacing="normal" fo:font-style="normal" style:text-underline-style="none" fo:font-weight="normal" style:text-blinking="false"/>
    </style:style>
    <style:style style:name="T3" style:family="text">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sing YouTube in my Project</text:p>
      <text:p text:style-name="Text_20_body">I can incorporate YouTube search results in my project by making calls to the YouTube Data API. <text:s/>This API is a RESTful web service with clients available for several languages. <text:s/>As is comon with RESTful services, one retrieves information by making an HTTP GET request (possibly with parameters encoded as part of the URL). Operations for updating, creating, and deleting are also supported, but for this part of the project I will focus on retrieval.</text:p>
      <text:p text:style-name="Text_20_body">Wiki pages can be uniquely identified within a wiki by title. Combining the (URL-encoded) title with the "base URL" for the wiki yields the URL for the current version of the page. <text:s/>Titles for pages in the IMSLP wiki have a specific form. For musical works, it is "work title (composer first name,composer last name)." <text:s/>This title might possibly include things to help uniquely identify a work when the title alone is ambiguous e.g. opus numbers.</text:p>
      <text:p text:style-name="Text_20_body">Since the title includes enough information to identify a given work, it could be useful in a query to retrieve information about said work. <text:s/>Preliminary tests affi<text:span text:style-name="T3">rm this: the first result when one searches "</text:span><text:bookmark text:name="firstHeading"/><text:span text:style-name="T1">Rondeau fantastique sur un thème espagnol, S.252 (</text:span><text:a xlink:type="simple" xlink:href="http://imslp.org/wiki/Category:Liszt,_Franz" text:style-name="Internet_20_link" text:visited-style-name="Visited_20_Internet_20_Link"><text:span text:style-name="T2">Liszt, Franz</text:span></text:a><text:span text:style-name="T1">)", "</text:span><text:bookmark text:name="firstHeading1"/><text:span text:style-name="T1">Hungarian Rhapsody No.2, S.244/2 (</text:span><text:a xlink:type="simple" xlink:href="http://imslp.org/wiki/Category:Liszt,_Franz" text:style-name="Internet_20_link" text:visited-style-name="Visited_20_Internet_20_Link"><text:span text:style-name="T2">Liszt, Franz</text:span></text:a><text:span text:style-name="T1">)," "</text:span><text:bookmark text:name="firstHeading2"/><text:span text:style-name="T1">Die Zauberflöte, K.620 (</text:span><text:a xlink:type="simple" xlink:href="http://imslp.org/wiki/Category:Mozart,_Wolfgang_Amadeus" text:style-name="Internet_20_link" text:visited-style-name="Visited_20_Internet_20_Link"><text:span text:style-name="T2">Mozart, Wolfgang Amadeus</text:span></text:a><text:span text:style-name="T1">)," or "</text:span><text:bookmark text:name="firstHeading3"/><text:span text:style-name="T1">Piano Sonata No.7, D.568 (</text:span><text:a xlink:type="simple" xlink:href="http://imslp.org/wiki/Category:Schubert,_Franz" text:style-name="Internet_20_link" text:visited-style-name="Visited_20_Internet_20_Link"><text:span text:style-name="T2">Schubert, Franz</text:span></text:a><text:span text:style-name="T1">)" is what one would expect based on the title. Many of the other results also appear to be relevant. These things taken together are sufficent to establish this method as an interesting possibility.</text:span></text:p>
      <text:p text:style-name="Text_20_body"><text:span text:style-name="T1">The results from the API call JSON and not HTTP, so they could be easily used by a computer. <text:s/>One could add triples to a graph containing search results for each work page on the wiki, but this could be problematic.Search results may change over time (videos added or removed, something changing search rankings), and it could make the graph many times larger than it would be otherwise without necessarily adding more useful information. </text:span></text:p>
      <text:p text:style-name="Text_20_body"><text:span text:style-name="T1">Instead, I propose adding a triple for each page with a URL as object that, when dereferenced, requests search results for the page from YouTube. For example, for the IMSLP page: </text:span><text:a xlink:type="simple" xlink:href="http://imslp.org/wiki/Symphony_No.9,_Op.125_(Beethoven,_Ludwig_van" text:style-name="Internet_20_link" text:visited-style-name="Visited_20_Internet_20_Link">http://imslp.org/wiki/Symphony_No.9,_Op.125_(Beethoven,_Ludwig_van</text:a><text:span text:style-name="T1">), the appropriate URL would be: </text:span><text:a xlink:type="simple" xlink:href="https://www.googleapis.com/youtube/v3/search?q=Symphony+No.9%2C+Op.125+%28Beethoven%2C+Ludwig+van%29&amp;part=id%2Csnippet&amp;maxResults=25&amp;key=AIzaSyBgs-Wx1YKxMDTst6V03pCbvWlzPgxmIG8&amp;alt=json" text:style-name="Internet_20_link" text:visited-style-name="Visited_20_Internet_20_Link">https://www.googleapis.com/youtube/v3/search?q=Symphony+No.9%2C+Op.125+%28Beethoven%2C+Ludwig+van%29&amp;part=id%2Csnippet&amp;maxResults=25&amp;key=AIzaSyBgs-Wx1YKxMDTst6V03pCbvWlzPgxmIG8&amp;alt=json</text:a></text:p>
      <text:p text:style-name="Text_20_body"><text:span text:style-name="T1">It is important to note that the request URL includes (by necessity) an API key. <text:s/>Google imposes daily limits for API requests and requires all calls either be made with an API key or made using Oauth 2.0. I opted for the API key so that the URLs could be constructed without including specific login information. Unfortunately, the API key must be valid for the call to succeed, so this could pose a problem if the key becomes invalid. The problem is more of an inconvenience than an insurmountable hurdle: one could just retrieve all of the triples with whatever type I assign and reconstruct the API call from the IMSLP page URL. <text:s/></text:span></text:p>
      <text:p text:style-name="Text_20_body"><text:span text:style-name="T1">These resuls could be handled by a user program easily. For example, if one were to retrieve triples from a SPARQL endpoint using a client library in a programming lanaguage. It would also be interesting to find a way to construct a URL that would open YouTube with a search for the IMSLP page title when dereferenced. <text:s/>It is not yet clear that I could use this API for that purpose. </text:span></text:p>
      <text:p text:style-name="Text_20_body"><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Grande" svg:font-family="'Lucida Grande', 'Trebuchet MS', Verdana,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Mincho"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5M13S</meta:editing-duration>
    <meta:editing-cycles>9</meta:editing-cycles>
    <meta:generator>OpenOffice/4.1.3$Win32 OpenOffice.org_project/413m1$Build-9783</meta:generator>
    <dc:date>2017-11-01T21:26:01.24</dc:date>
    <dc:creator>Nima Seyedtalebi</dc:creator>
    <meta:document-statistic meta:table-count="0" meta:image-count="0" meta:object-count="0" meta:page-count="1" meta:paragraph-count="8" meta:word-count="547" meta:character-count="3467"/>
    <meta:user-defined meta:name="Info 1"/>
    <meta:user-defined meta:name="Info 2"/>
    <meta:user-defined meta:name="Info 3"/>
    <meta:user-defined meta:name="Info 4"/>
  </office:meta>
</office:document-meta>
</file>